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7234" officeooo:paragraph-rsid="001a7234"/>
    </style:style>
    <style:style style:name="P2" style:family="paragraph" style:parent-style-name="Text_20_body">
      <style:paragraph-properties fo:text-align="end" style:justify-single-word="false"/>
      <style:text-properties officeooo:rsid="001a7234" officeooo:paragraph-rsid="001a7234"/>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text-properties officeooo:rsid="001bf4d3" officeooo:paragraph-rsid="0020bcee"/>
    </style:style>
    <style:style style:name="P5" style:family="paragraph" style:parent-style-name="Text_20_body">
      <style:text-properties officeooo:rsid="001c2b5c" officeooo:paragraph-rsid="001c2b5c"/>
    </style:style>
    <style:style style:name="P6" style:family="paragraph" style:parent-style-name="Text_20_body">
      <style:text-properties officeooo:rsid="0020bcee" officeooo:paragraph-rsid="0020bcee"/>
    </style:style>
    <style:style style:name="P7" style:family="paragraph" style:parent-style-name="Text_20_body">
      <style:text-properties officeooo:rsid="0022a2e9" officeooo:paragraph-rsid="0022a2e9"/>
    </style:style>
    <style:style style:name="P8" style:family="paragraph" style:parent-style-name="Text_20_body">
      <style:paragraph-properties fo:text-align="center" style:justify-single-word="false"/>
      <style:text-properties fo:font-size="18pt" officeooo:rsid="001a7234" style:font-size-asian="18pt" style:font-size-complex="18pt"/>
    </style:style>
    <style:style style:name="P9" style:family="paragraph" style:parent-style-name="Title">
      <style:text-properties officeooo:rsid="001a7234" officeooo:paragraph-rsid="001a7234"/>
    </style:style>
    <style:style style:name="P10" style:family="paragraph" style:parent-style-name="Text_20_body">
      <style:text-properties officeooo:rsid="0023b817" officeooo:paragraph-rsid="002ceae3"/>
    </style:style>
    <style:style style:name="P11" style:family="paragraph" style:parent-style-name="Text_20_body">
      <style:text-properties officeooo:rsid="0023b817" officeooo:paragraph-rsid="002c34b4"/>
    </style:style>
    <style:style style:name="P12" style:family="paragraph" style:parent-style-name="Text_20_body">
      <style:text-properties officeooo:rsid="00356b54" officeooo:paragraph-rsid="00356b54"/>
    </style:style>
    <style:style style:name="P13" style:family="paragraph" style:parent-style-name="Text_20_body">
      <style:text-properties officeooo:rsid="0038585d" officeooo:paragraph-rsid="003cd601"/>
    </style:style>
    <style:style style:name="P14" style:family="paragraph" style:parent-style-name="Text_20_body">
      <style:text-properties officeooo:rsid="003b8a51" officeooo:paragraph-rsid="003cd601"/>
    </style:style>
    <style:style style:name="P15" style:family="paragraph" style:parent-style-name="Text_20_body">
      <style:text-properties officeooo:rsid="003daa67" officeooo:paragraph-rsid="003daa67"/>
    </style:style>
    <style:style style:name="P16" style:family="paragraph" style:parent-style-name="Text_20_body">
      <style:text-properties officeooo:paragraph-rsid="0042da3f"/>
    </style:style>
    <style:style style:name="P17" style:family="paragraph" style:parent-style-name="Text_20_body">
      <style:text-properties officeooo:rsid="00272ee0" officeooo:paragraph-rsid="00272ee0"/>
    </style:style>
    <style:style style:name="P18" style:family="paragraph" style:parent-style-name="Text_20_body">
      <style:text-properties officeooo:rsid="00461328" officeooo:paragraph-rsid="00461328"/>
    </style:style>
    <style:style style:name="P19" style:family="paragraph" style:parent-style-name="Text_20_body">
      <style:text-properties officeooo:rsid="004a30af" officeooo:paragraph-rsid="004a30af"/>
    </style:style>
    <style:style style:name="P20" style:family="paragraph" style:parent-style-name="Text_20_body">
      <style:text-properties officeooo:rsid="004c208c" officeooo:paragraph-rsid="004c208c"/>
    </style:style>
    <style:style style:name="P21" style:family="paragraph" style:parent-style-name="Text_20_body">
      <style:text-properties officeooo:rsid="004f2576" officeooo:paragraph-rsid="00568793"/>
    </style:style>
    <style:style style:name="P22" style:family="paragraph" style:parent-style-name="Text_20_body">
      <style:text-properties officeooo:rsid="005cc9a0" officeooo:paragraph-rsid="005cc9a0"/>
    </style:style>
    <style:style style:name="P23" style:family="paragraph" style:parent-style-name="Heading_20_1">
      <style:text-properties officeooo:rsid="001ac969"/>
    </style:style>
    <style:style style:name="P24" style:family="paragraph" style:parent-style-name="Heading_20_1">
      <style:text-properties officeooo:rsid="001ac969" officeooo:paragraph-rsid="001ac969"/>
    </style:style>
    <style:style style:name="P25" style:family="paragraph" style:parent-style-name="Heading_20_1">
      <style:paragraph-properties fo:break-before="page"/>
    </style:style>
    <style:style style:name="T1" style:family="text">
      <style:text-properties officeooo:rsid="001c2b5c"/>
    </style:style>
    <style:style style:name="T2" style:family="text">
      <style:text-properties officeooo:rsid="001d8eea"/>
    </style:style>
    <style:style style:name="T3" style:family="text">
      <style:text-properties officeooo:rsid="00226337"/>
    </style:style>
    <style:style style:name="T4" style:family="text">
      <style:text-properties officeooo:rsid="00243e1e"/>
    </style:style>
    <style:style style:name="T5" style:family="text">
      <style:text-properties officeooo:rsid="00272ee0"/>
    </style:style>
    <style:style style:name="T6" style:family="text">
      <style:text-properties officeooo:rsid="002864d4"/>
    </style:style>
    <style:style style:name="T7" style:family="text">
      <style:text-properties fo:font-style="italic" fo:font-weight="bold" officeooo:rsid="002864d4"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3fa826" style:font-style-asian="italic" style:font-style-complex="italic"/>
    </style:style>
    <style:style style:name="T10" style:family="text">
      <style:text-properties fo:font-style="italic" officeooo:rsid="00571d32" style:font-style-asian="italic" style:font-style-complex="italic"/>
    </style:style>
    <style:style style:name="T11" style:family="text">
      <style:text-properties fo:font-style="italic" fo:font-weight="normal" officeooo:rsid="003d9411" style:font-style-asian="italic" style:font-weight-asian="normal" style:font-style-complex="italic" style:font-weight-complex="normal"/>
    </style:style>
    <style:style style:name="T12" style:family="text">
      <style:text-properties fo:font-style="italic" fo:font-weight="normal" officeooo:rsid="003daa67" style:font-style-asian="italic" style:font-weight-asian="normal" style:font-style-complex="italic" style:font-weight-complex="normal"/>
    </style:style>
    <style:style style:name="T13" style:family="text">
      <style:text-properties fo:font-style="italic" fo:font-weight="normal" officeooo:rsid="00445d55"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864d4" style:font-style-asian="normal" style:font-style-complex="normal"/>
    </style:style>
    <style:style style:name="T16" style:family="text">
      <style:text-properties fo:font-style="normal" officeooo:rsid="003fa826" style:font-style-asian="normal" style:font-style-complex="normal"/>
    </style:style>
    <style:style style:name="T17" style:family="text">
      <style:text-properties fo:font-style="normal" officeooo:rsid="00571d32" style:font-style-asian="normal" style:font-style-complex="normal"/>
    </style:style>
    <style:style style:name="T18" style:family="text">
      <style:text-properties fo:font-style="normal" officeooo:rsid="00579856" style:font-style-asian="normal" style:font-style-complex="normal"/>
    </style:style>
    <style:style style:name="T19" style:family="text">
      <style:text-properties fo:font-style="normal" officeooo:rsid="00591539"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cd601" style:font-style-asian="normal" style:font-weight-asian="normal" style:font-style-complex="normal" style:font-weight-complex="normal"/>
    </style:style>
    <style:style style:name="T22" style:family="text">
      <style:text-properties fo:font-style="normal" fo:font-weight="normal" officeooo:rsid="003d9411" style:font-style-asian="normal" style:font-weight-asian="normal" style:font-style-complex="normal" style:font-weight-complex="normal"/>
    </style:style>
    <style:style style:name="T23" style:family="text">
      <style:text-properties fo:font-style="normal" fo:font-weight="normal" officeooo:rsid="003daa67" style:font-style-asian="normal" style:font-weight-asian="normal" style:font-style-complex="normal" style:font-weight-complex="normal"/>
    </style:style>
    <style:style style:name="T24" style:family="text">
      <style:text-properties fo:font-style="normal" fo:font-weight="normal" officeooo:rsid="003fa826" style:font-style-asian="normal" style:font-weight-asian="normal" style:font-style-complex="normal" style:font-weight-complex="normal"/>
    </style:style>
    <style:style style:name="T25" style:family="text">
      <style:text-properties fo:font-style="normal" fo:font-weight="normal" officeooo:rsid="0042da3f" style:font-style-asian="normal" style:font-weight-asian="normal" style:font-style-complex="normal" style:font-weight-complex="normal"/>
    </style:style>
    <style:style style:name="T26" style:family="text">
      <style:text-properties fo:font-style="normal" fo:font-weight="normal" officeooo:rsid="004451aa" style:font-style-asian="normal" style:font-weight-asian="normal" style:font-style-complex="normal" style:font-weight-complex="normal"/>
    </style:style>
    <style:style style:name="T27" style:family="text">
      <style:text-properties fo:font-style="normal" fo:font-weight="normal" officeooo:rsid="00445d55" style:font-style-asian="normal" style:font-weight-asian="normal" style:font-style-complex="normal" style:font-weight-complex="normal"/>
    </style:style>
    <style:style style:name="T28" style:family="text">
      <style:text-properties fo:font-style="normal" fo:font-weight="normal" officeooo:rsid="00447eff"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864d4" style:font-weight-asian="bold" style:font-weight-complex="bold"/>
    </style:style>
    <style:style style:name="T31" style:family="text">
      <style:text-properties fo:font-weight="bold" officeooo:rsid="002bb070" style:font-weight-asian="bold" style:font-weight-complex="bold"/>
    </style:style>
    <style:style style:name="T32" style:family="text">
      <style:text-properties fo:font-weight="bold" officeooo:rsid="003cd601" style:font-weight-asian="bold" style:font-weight-complex="bold"/>
    </style:style>
    <style:style style:name="T33" style:family="text">
      <style:text-properties officeooo:rsid="002bb070"/>
    </style:style>
    <style:style style:name="T34" style:family="text">
      <style:text-properties officeooo:rsid="003731ac"/>
    </style:style>
    <style:style style:name="T35" style:family="text">
      <style:text-properties officeooo:rsid="003a48f3"/>
    </style:style>
    <style:style style:name="T36" style:family="text">
      <style:text-properties officeooo:rsid="003b8a51"/>
    </style:style>
    <style:style style:name="T37" style:family="text">
      <style:text-properties officeooo:rsid="003cd601"/>
    </style:style>
    <style:style style:name="T38" style:family="text">
      <style:text-properties officeooo:rsid="00461328"/>
    </style:style>
    <style:style style:name="T39" style:family="text">
      <style:text-properties officeooo:rsid="0047c1d8"/>
    </style:style>
    <style:style style:name="T40" style:family="text">
      <style:text-properties officeooo:rsid="0048a33a"/>
    </style:style>
    <style:style style:name="T41" style:family="text">
      <style:text-properties officeooo:rsid="0050c401"/>
    </style:style>
    <style:style style:name="T42" style:family="text">
      <style:text-properties officeooo:rsid="005d2d00"/>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licações Para Sistemas Embebidos</text:p>
      <text:p text:style-name="P9"/>
      <text:p text:style-name="P1"/>
      <text:p text:style-name="P1"/>
      <text:p text:style-name="P1"/>
      <text:p text:style-name="P1"/>
      <text:p text:style-name="P1"/>
      <text:p text:style-name="Title">Rede de sensores para<text:line-break/>detecção de incêndios</text:p>
      <text:p text:style-name="P9"/>
      <text:p text:style-name="P1"/>
      <text:p text:style-name="P8">Relatório do Projecto</text:p>
      <text:p text:style-name="P1"/>
      <text:p text:style-name="P1"/>
      <text:p text:style-name="P1"/>
      <text:p text:style-name="P1"/>
      <text:p text:style-name="P1"/>
      <text:p text:style-name="P1"/>
      <text:p text:style-name="P1"/>
      <text:p text:style-name="P1"/>
      <text:p text:style-name="P1"/>
      <text:p text:style-name="P1"/>
      <text:p text:style-name="P1"/>
      <text:p text:style-name="P2">João Jerónimo, N.º 62521</text:p>
      <text:p text:style-name="P2">André Garção, N.º 66942</text:p>
      <text:h text:style-name="P25" text:outline-level="1">Introdução</text:h>
      <text:p text:style-name="Text_20_body"><text:span text:style-name="T1">O sistema desenvolvido trata-se de uma r</text:span>ede de sensores <text:span text:style-name="T1">para detecção de incêndios</text:span> <text:span text:style-name="T1">composta por motes sem fios. A rede auto-configura-se e os motes comunicam entre si para fazerem chegar a um servidor parâmetros ambientais tais como humidade, temperatura e presença de fumo, com o propósito de antecipar potenciais incêndios.</text:span></text:p>
      <text:p text:style-name="P5">Os motes são programados na linguagem nesC, utilizando o sistema operativo TinyOS, especialmente desenvolvido para este tipo de redes. <text:span text:style-name="T2">A instalação é fácil, bastando apenas colocar os nós no sítio onde eles estão destinados. Existe um ambiente de simulação baseado no TOSSIM, que permite simular os eventos, trocas de mensagens, ocorrência de incêndios, etc.</text:span></text:p>
      <text:h text:style-name="P23" text:outline-level="1">Arquitectura do sistema</text:h>
      <text:p text:style-name="P17">Existem 3 tipos de nós: o <text:span text:style-name="T32">nó raiz</text:span>, os <text:span text:style-name="T29">nós de </text:span><text:span text:style-name="T7">routing</text:span><text:span text:style-name="T15"> </text:span><text:span text:style-name="T6">e os </text:span><text:span text:style-name="T30">nós </text:span><text:span text:style-name="T31">de </text:span><text:span text:style-name="T30">sensor</text:span><text:span text:style-name="T31">es</text:span><text:span text:style-name="T6">.</text:span></text:p>
      <text:p text:style-name="P18">Os nós<text:span text:style-name="T39"> de</text:span> sensor<text:span text:style-name="T39">es</text:span> implementam a funcionalidade essencial da rede, que é monitorizar as condições de deflagração de incêndio e detectar fontes de ignição. Fazem-no por meio de 3 tipos de sensor: temperatura, humidade e detecção de fumo.</text:p>
      <text:p text:style-name="P18">A função do nó raiz é comunicar a um computador as leituras<text:span text:style-name="T40">,</text:span> feitas p<text:span text:style-name="T39">elos nós de sensores, que a ele chegam através da rede.</text:span></text:p>
      <text:p text:style-name="P19">Já os nós de <text:span text:style-name="T8">routing</text:span><text:span text:style-name="T14"> servem de intermediários através dos quais os nós de sensores fazem chegar as suas mensagens ao nó raiz.</text:span></text:p>
      <text:p text:style-name="P20">Cada nós está totalmente implementado num único componente nesC.</text:p>
      <text:h text:style-name="Heading_20_1" text:outline-level="1">Sensores<text:span text:style-name="T38"> e escolhas de hardware</text:span></text:h>
      <text:p text:style-name="P11">Os <text:span text:style-name="T33">nós de sensores</text:span> têm o propósito de monitorizar as condições existentes de aparecimento e propagação de incêndios na área onde foram colocados. Também é essencial que a sua localização exacta seja conhecida pelo servidor. <text:span text:style-name="T4">Como em qualquer rede de sensores, nesta rede os nós de sensores precisam de comunicar entre si.</text:span></text:p>
      <text:p text:style-name="P10">Os componentes existentes nos <text:span text:style-name="T33">nós de sensores</text:span> reflectem isto. <text:span text:style-name="T5">Cada nó de sensores dispõe de um módulo de radiofrequência, um sensor de medição de humidade do ar, um sensor de temperatura, um sensor de fumo e um módulo de GPS. Na tabela seguinte são apresentados com mais detalhe os módulos que foram escolhidos para os motes e os respectivos gastos de energia.</text:span></text:p>
      <text:p text:style-name="P12"><draw:frame draw:style-name="fr1" draw:name="Objeto1" text:anchor-type="paragraph" svg:width="15.034cm" svg:height="3.501cm" draw:z-index="0"><draw:object xlink:href="./Object 1" xlink:type="simple" xlink:show="embed" xlink:actuate="onLoad"/><draw:image xlink:href="./ObjectReplacements/Object 1" xlink:type="simple" xlink:show="embed" xlink:actuate="onLoad"/></draw:frame>As <text:span text:style-name="T34">reduzidas </text:span>potências em causa permitirão que o mote se mantenha operacional durante um longo período sem necessidade de trocar as pilhas.</text:p>
      <text:h text:style-name="P23" text:outline-level="1"><text:soft-page-break/>Comunicação</text:h>
      <text:p text:style-name="P13">A rede tem um nó especial<text:span text:style-name="T36">, o </text:span><text:span text:style-name="T32">nó raiz</text:span><text:span text:style-name="T36">, </text:span>que se encontra ligado a um computador.<text:span text:style-name="T35"> Este nó centraliza toda a informação recolhida pela rede.</text:span></text:p>
      <text:p text:style-name="P15">A rede utiliza o protocolo <text:span text:style-name="T8">flooding</text:span><text:span text:style-name="T14"> para fazer chegar os pacotes do nó raiz. As trocas de mensagens são sempre feitas de forma aberta</text:span><text:span text:style-name="T16"> (broadcast), para que o </text:span><text:span text:style-name="T9">routing </text:span><text:span text:style-name="T16">se mantenha sob o controlo da aplicação.</text:span></text:p>
      <text:p text:style-name="P14">O primeiro passo da comunicação consiste no registo dos nós <text:span text:style-name="T37">sensor </text:span>junt<text:span text:style-name="T20">o do </text:span><text:span text:style-name="T21">nó raiz.</text:span><text:span text:style-name="T22"> Para esse efeito, cada nó sensor envia uma mensagem que é levada pelos nós de </text:span><text:span text:style-name="T11">routing</text:span><text:span text:style-name="T22"> até ao servidor</text:span><text:span text:style-name="T25">, indicando as suas coordenadas e o número d</text:span><text:span text:style-name="T26">o nó</text:span><text:span text:style-name="T22">.</text:span><text:span text:style-name="T23"> Este mensagem serve também para o nó sensor saber para que nó de </text:span><text:span text:style-name="T12">routing</text:span><text:span text:style-name="T23"> deve enviar</text:span><text:span text:style-name="T24"> </text:span><text:span text:style-name="T23">as suas mensagens</text:span><text:span text:style-name="T24"> para fazer chegar os seus parâmetros (temperatura, humidade, presença de fumo e coordenadas GPS) ao nó raiz</text:span><text:span text:style-name="T23">.</text:span></text:p>
      <text:p text:style-name="P16"><text:span text:style-name="T23">A</text:span><text:span text:style-name="T25">pós este passo de configuração</text:span><text:span text:style-name="T27">, o funcionamento da rede consiste em os vários nós sensor enviarem o estado dos seus sensores através da rede até ao nó raiz. Para tal, o protocolo de </text:span><text:span text:style-name="T13">flooding</text:span><text:span text:style-name="T27"> é implementado de modo a que todos os nós de </text:span><text:span text:style-name="T13">routing</text:span><text:span text:style-name="T27"> reenviem sempre todas as mensagens que a eles cheguem, a menos que a mesma já tenha passado por esse nó</text:span><text:span text:style-name="T28">.</text:span></text:p>
      <text:h text:style-name="Heading_20_1" text:outline-level="1">Instalação</text:h>
      <text:p text:style-name="P6">A rede é composta por motes MICAz, que terão de ser adequadamente programados com o código desenvolvido, não sem antes adaptar o mesmo a hardware real.</text:p>
      <text:p text:style-name="P6">Adequadamente adaptado o código desenvolvido e programados os nós, estes devem ser espalhados pela área a cobrir, tendo em <text:span text:style-name="T3">conta o alcance dos respectivos módulos e comunicação.</text:span></text:p>
      <text:p text:style-name="P7">Espalhados os motes pela área a cobrir, o sistema deve começar a funcionar sem necessidade de configuração extra. O servidor será então notificado das coordenadas de cada mote assim que estes se forem auto configurando, e será periodicamente notificado da humidade, temperatura e presença de fumo junto a cada mote.</text:p>
      <text:h text:style-name="P24" text:outline-level="1">Simulação</text:h>
      <text:p text:style-name="P4">O <text:span text:style-name="T1">funcionamento da rede pode ser simulado com recurso ao TOSSIM. Para tal, basta compilar o código com o comando “make micaz sim”, e executar o script Python “SensorNetworkSimulation.py”.</text:span></text:p>
      <text:h text:style-name="Heading_20_1" text:outline-level="1">Problemas encontrados</text:h>
      <text:p text:style-name="P22">O desenvolvimento de um novo tipo de aplicação é sempre um projecto que exige alguma aprendizagem. No caso do sistema implementado notámos alguma dificuldade na adaptação à linguagem nesC, pois a linguagem é bastante rigorosa quanto à ligação dos componentes.</text:p>
      <text:p text:style-name="P22">No plano do hardware, <text:span text:style-name="T42">tivemos dificuldade a encontrar um sensor de fumo adequado. É fácil encontrar detectores de fumo preparados para interiores, mas não o é tão fácil quanto a detectores adequados para o nosso sistema.</text:span></text:p>
      <text:h text:style-name="Heading_20_1" text:outline-level="1"><text:soft-page-break/>Conclusão</text:h>
      <text:p text:style-name="P21">Ao desenhar software para sistemas embebidos há que <text:span text:style-name="T41">ter em atenção certas limitações, designadamente a nível de memória RAM, bateria ou custo. Isto motiva uma série de factores de design específicos para este tipo de sistemas. Há que procurar reduzir o tamanho do código, há que escolher componentes adequados que tenham um consumo reduzido de bateria, há que utilizar ferramentas adequadas.</text:span></text:p>
      <text:p text:style-name="P21"><text:span text:style-name="T41">No caso em análise, o sistema operativo TinyOS e a sua linguagem nesC são especialmente desenhados para a implementação de sistemas embebidos do tipo das redes de sensores. O TinyOS e o nesC definem em conjunto uma dinâmica de desenvolvimento que se baseia na transmissão de eventos e comandos. Esta dinâmica permite, por um lado, que os sistemas embebidos não precisem de recorrer ao </text:span><text:span text:style-name="T10">multithreading</text:span><text:span text:style-name="T17">,</text:span><text:span text:style-name="T19"> o que levaria a grandes gastos de recursos. Permite, por outro lado, </text:span><text:span text:style-name="T17">manter o código legível</text:span><text:span text:style-name="T19">, </text:span><text:span text:style-name="T17">utiliza</text:span><text:span text:style-name="T19">ndo</text:span><text:span text:style-name="T17"> correntemente as abstracções utilizadas neste</text:span><text:span text:style-name="T18"> tipo de</text:span><text:span text:style-name="T17"> sistem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ão Jerónimo</meta:initial-creator>
    <meta:creation-date>2015-04-28T18:15:49.963384079</meta:creation-date>
    <dc:date>2015-05-01T23:40:00.379735790</dc:date>
    <dc:creator>JJBO </dc:creator>
    <meta:editing-duration>PT2H22M13S</meta:editing-duration>
    <meta:editing-cycles>68</meta:editing-cycles>
    <meta:generator>LibreOffice/4.2.8.2$Linux_X86_64 LibreOffice_project/420m0$Build-2</meta:generator>
    <meta:document-statistic meta:table-count="0" meta:image-count="0" meta:object-count="1" meta:page-count="4" meta:paragraph-count="35" meta:word-count="952" meta:character-count="5800" meta:non-whitespace-character-count="4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53cm"/>
    </style:style>
    <style:style style:name="ro1" style:family="table-row">
      <style:table-row-properties style:row-height="0.452cm" fo:break-before="auto" style:use-optimal-row-height="true"/>
    </style:style>
    <style:style style:name="ro2" style:family="table-row">
      <style:table-row-properties style:row-height="1.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vertical-align="bottom"/>
      <style:paragraph-properties fo:text-align="center"/>
      <style:text-properties fo:font-size="22pt" fo:font-weight="bold" style:font-size-asian="22pt" style:font-weight-asian="bold" style:font-size-complex="22pt" style:font-weight-complex="600"/>
    </style:style>
    <style:style style:name="ce2" style:family="table-cell" style:parent-style-name="Default">
      <style:table-cell-properties fo:border-bottom="0.06pt solid #000000" fo:border-left="none" fo:border-right="none" fo:border-top="none"/>
    </style:style>
    <style:style style:name="ce3"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999999" fo:border-left="0.06pt solid #000000" fo:border-right="none" fo:border-top="0.06pt solid #999999"/>
    </style:style>
    <style:style style:name="ce6"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order-bottom="0.06pt solid #999999" fo:border-left="none" fo:border-right="none" fo:border-top="0.06pt solid #999999" style:vertical-align="middle"/>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06pt solid #000000"/>
      <style:paragraph-properties fo:text-align="end" fo:margin-left="0cm"/>
    </style:style>
    <style:style style:name="ce12" style:family="table-cell" style:parent-style-name="Default">
      <style:table-cell-properties fo:border-bottom="0.06pt solid #999999" style:text-align-source="fix" style:repeat-content="false" fo:border-left="none" fo:border-right="none" fo:border-top="0.06pt solid #999999" style:vertical-align="middle"/>
      <style:paragraph-properties fo:text-align="end" fo:margin-left="0cm"/>
    </style:style>
    <style:style style:name="ce13" style:family="table-cell" style:parent-style-name="Default">
      <style:table-cell-properties fo:border-bottom="0.06pt solid #000000" style:text-align-source="fix" style:repeat-content="false" fo:border-left="none" fo:border-right="none" fo:border-top="none"/>
      <style:paragraph-properties fo:text-align="end" fo:margin-left="0cm"/>
    </style:style>
    <style:style style:name="ce14" style:family="table-cell" style:parent-style-name="Default">
      <style:table-cell-properties style:text-align-source="fix" style:repeat-content="false"/>
      <style:paragraph-properties fo:text-align="end" fo:margin-left="0cm"/>
    </style:style>
    <style:style style:name="ce15" style:family="table-cell" style:parent-style-name="Default">
      <style:table-cell-properties fo:border-bottom="0.06pt solid #000000" style:text-align-source="fix" style:repeat-content="false" fo:border-left="none" fo:border-right="0.06pt solid #000000" fo:border-top="0.06pt solid #000000"/>
      <style:paragraph-properties fo:text-align="end" fo:margin-left="0cm"/>
      <style:text-properties fo:font-weight="bold" style:font-weight-asian="bold" style:font-weight-complex="bold"/>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end" fo:margin-left="0cm"/>
    </style:style>
    <style:style style:name="ce17" style:family="table-cell" style:parent-style-name="Default">
      <style:table-cell-properties fo:border-bottom="0.06pt solid #999999" style:text-align-source="fix" style:repeat-content="false" fo:border-left="none" fo:border-right="0.06pt solid #000000" fo:border-top="0.06pt solid #999999" style:vertical-align="middle"/>
      <style:paragraph-properties fo:text-align="end" fo:margin-left="0cm"/>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end" fo:margin-left="0cm"/>
    </style:style>
  </office:automatic-styles>
  <office:body>
    <office:spreadsheet>
      <table:table table:name="Folha1" table:style-name="ta1">
        <table:table-column table:style-name="co1" table:number-columns-repeated="15" table:default-cell-style-name="Default"/>
        <table:table-column table:style-name="co2" table:number-columns-repeated="3" table:default-cell-style-name="Default"/>
        <table:table-row table:style-name="ro1" table:number-rows-repeated="24">
          <table:table-cell table:number-columns-repeated="18"/>
        </table:table-row>
        <table:table-row table:style-name="ro1">
          <table:table-cell table:number-columns-repeated="13"/>
          <table:table-cell table:style-name="ce3" office:value-type="string" calcext:value-type="string">
            <text:p>Tipo</text:p>
          </table:table-cell>
          <table:table-cell table:style-name="ce7" office:value-type="string" calcext:value-type="string">
            <text:p>Nome</text:p>
          </table:table-cell>
          <table:table-cell table:style-name="ce10" office:value-type="string" calcext:value-type="string">
            <text:p>Voltagem</text:p>
          </table:table-cell>
          <table:table-cell table:style-name="ce10" office:value-type="string" calcext:value-type="string">
            <text:p>Corrente</text:p>
          </table:table-cell>
          <table:table-cell table:style-name="ce15" office:value-type="string" calcext:value-type="string">
            <text:p>Potência</text:p>
          </table:table-cell>
        </table:table-row>
        <table:table-row table:style-name="ro1">
          <table:table-cell table:number-columns-repeated="13"/>
          <table:table-cell table:style-name="ce4" office:value-type="string" calcext:value-type="string">
            <text:p>GPS</text:p>
          </table:table-cell>
          <table:table-cell table:style-name="ce8" office:value-type="string" calcext:value-type="string">
            <text:p>GE 864-GPS</text:p>
          </table:table-cell>
          <table:table-cell table:style-name="ce11" office:value-type="string" calcext:value-type="string">
            <text:p>4,5 V</text:p>
          </table:table-cell>
          <table:table-cell table:style-name="ce11" office:value-type="string" calcext:value-type="string">
            <text:p>0,0015000 A</text:p>
          </table:table-cell>
          <table:table-cell table:style-name="ce16" office:value-type="string" calcext:value-type="string">
            <text:p>0,0067500 W</text:p>
          </table:table-cell>
        </table:table-row>
        <table:table-row table:style-name="ro2">
          <table:table-cell table:number-columns-repeated="12"/>
          <table:table-cell table:style-name="ce1" office:value-type="string" calcext:value-type="string" table:number-columns-spanned="1" table:number-rows-spanned="2">
            <text:p>+</text:p>
          </table:table-cell>
          <table:table-cell table:style-name="ce5" office:value-type="string" calcext:value-type="string">
            <text:p>Mote</text:p>
            <text:p>Rádio</text:p>
            <text:p>Temperatura</text:p>
            <text:p>Humidade</text:p>
          </table:table-cell>
          <table:table-cell table:style-name="ce9" office:value-type="string" calcext:value-type="string">
            <text:p>TELOSB</text:p>
          </table:table-cell>
          <table:table-cell table:style-name="ce12" office:value-type="string" calcext:value-type="string">
            <text:p>3 V</text:p>
          </table:table-cell>
          <table:table-cell table:style-name="ce12" office:value-type="string" calcext:value-type="string">
            <text:p>0,0000261 A</text:p>
          </table:table-cell>
          <table:table-cell table:style-name="ce17" office:value-type="string" calcext:value-type="string">
            <text:p>0,0000783 W</text:p>
          </table:table-cell>
        </table:table-row>
        <table:table-row table:style-name="ro1">
          <table:table-cell table:number-columns-repeated="12"/>
          <table:covered-table-cell table:style-name="ce2"/>
          <table:table-cell table:style-name="ce6" office:value-type="string" calcext:value-type="string">
            <text:p>Fumo</text:p>
          </table:table-cell>
          <table:table-cell table:style-name="ce2" office:value-type="string" calcext:value-type="string">
            <text:p>RE46C120 </text:p>
          </table:table-cell>
          <table:table-cell table:style-name="ce13" office:value-type="string" calcext:value-type="string">
            <text:p>6 V</text:p>
          </table:table-cell>
          <table:table-cell table:style-name="ce13" office:value-type="string" calcext:value-type="string">
            <text:p>0,0000045 A</text:p>
          </table:table-cell>
          <table:table-cell table:style-name="ce18" office:value-type="string" calcext:value-type="string">
            <text:p>0,0000270 W</text:p>
          </table:table-cell>
        </table:table-row>
        <table:table-row table:style-name="ro1">
          <table:table-cell table:number-columns-repeated="15"/>
          <table:table-cell table:style-name="ce14" table:number-columns-repeated="2"/>
          <table:table-cell table:style-name="ce14" office:value-type="string" calcext:value-type="string">
            <text:p>0,0068553 W</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pt" number:country="PT">€</number:currency-symbol>
    </number:currency-style>
    <number:currency-style style:name="N11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1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1">00-00-0000</text:date>, <text:time style:data-style-name="N2" text:time-value="22:17:04.26831915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